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 Mono" svg:font-family="'Google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officeooo:rsid="0019dca7" officeooo:paragraph-rsid="0019dca7"/>
    </style:style>
    <style:style style:name="P2" style:family="paragraph" style:parent-style-name="Standard" style:list-style-name="L1">
      <style:text-properties style:font-name="Arial1" officeooo:rsid="0019dca7" officeooo:paragraph-rsid="0019dca7"/>
    </style:style>
    <style:style style:name="P3" style:family="paragraph" style:parent-style-name="Standard" style:list-style-name="L1">
      <style:text-properties style:font-name="Arial1" officeooo:rsid="0019dca7" officeooo:paragraph-rsid="001c613b"/>
    </style:style>
    <style:style style:name="P4" style:family="paragraph" style:parent-style-name="Standard">
      <style:text-properties style:font-name="Arial1" officeooo:rsid="001c613b" officeooo:paragraph-rsid="001c613b"/>
    </style:style>
    <style:style style:name="P5" style:family="paragraph" style:parent-style-name="Standard" style:list-style-name="L2">
      <style:text-properties style:font-name="Arial1" officeooo:rsid="00261ca8" officeooo:paragraph-rsid="00261ca8"/>
    </style:style>
    <style:style style:name="P6" style:family="paragraph" style:parent-style-name="Standard" style:list-style-name="L1">
      <style:text-properties fo:color="#c9211e" loext:opacity="100%" style:font-name="Arial1" officeooo:rsid="001c613b" officeooo:paragraph-rsid="001c613b"/>
    </style:style>
    <style:style style:name="P7" style:family="paragraph" style:parent-style-name="Standard" style:list-style-name="L2">
      <style:text-properties fo:color="#c9211e" loext:opacity="100%" style:font-name="Arial1" officeooo:rsid="001c613b" officeooo:paragraph-rsid="001c613b"/>
    </style:style>
    <style:style style:name="P8" style:family="paragraph" style:parent-style-name="Standard" style:list-style-name="L1">
      <style:text-properties fo:color="#c9211e" loext:opacity="100%" style:font-name="Arial1" officeooo:rsid="0019dca7" officeooo:paragraph-rsid="0019dca7"/>
    </style:style>
    <style:style style:name="P9" style:family="paragraph" style:parent-style-name="Standard" style:list-style-name="L2">
      <style:text-properties fo:color="#c9211e" loext:opacity="100%" style:font-name="Arial1" officeooo:rsid="002430d4" officeooo:paragraph-rsid="002430d4"/>
    </style:style>
    <style:style style:name="P10" style:family="paragraph" style:parent-style-name="Standard" style:list-style-name="L2">
      <style:text-properties fo:color="#c9211e" loext:opacity="100%" style:font-name="Arial1" officeooo:rsid="00261ca8" officeooo:paragraph-rsid="00261ca8"/>
    </style:style>
    <style:style style:name="T1" style:family="text">
      <style:text-properties officeooo:rsid="001b298d"/>
    </style:style>
    <style:style style:name="T2" style:family="text">
      <style:text-properties officeooo:rsid="001e9f38"/>
    </style:style>
    <style:style style:name="T3" style:family="text">
      <style:text-properties fo:color="#c9211e" loext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EARANCE:</text:p>
      <text:list xml:id="list699322212" text:style-name="L1">
        <text:list-item>
          <text:p text:style-name="P8">stop main page scrolling.</text:p>
        </text:list-item>
        <text:list-item>
          <text:p text:style-name="P8">Color background of input fields to lightgrey.</text:p>
        </text:list-item>
        <text:list-item>
          <text:p text:style-name="P8">Add more border radius to inputs.</text:p>
        </text:list-item>
        <text:list-item>
          <text:p text:style-name="P8">Find a lighter grey for border around main display.</text:p>
        </text:list-item>
        <text:list-item>
          <text:p text:style-name="P8">Media queries for 1920 x 1080.</text:p>
        </text:list-item>
        <text:list-item>
          <text:p text:style-name="P8">Media queries for 1680 x 1050.</text:p>
        </text:list-item>
        <text:list-item>
          <text:p text:style-name="P2">Media queries for 1<text:span text:style-name="T1">44</text:span>0 x <text:span text:style-name="T1">90</text:span>0.</text:p>
        </text:list-item>
        <text:list-item>
          <text:p text:style-name="P2">Media queries for 1<text:span text:style-name="T1">024</text:span> x <text:span text:style-name="T1">768</text:span>.</text:p>
        </text:list-item>
        <text:list-item>
          <text:p text:style-name="P3">Media queries for <text:span text:style-name="T1">376</text:span> x <text:span text:style-name="T1">667</text:span></text:p>
        </text:list-item>
        <text:list-item>
          <text:p text:style-name="P6">add a google font to the main display MuseoModerno. <text:span text:style-name="T2">X</text:span></text:p>
          <text:p text:style-name="P3">.</text:p>
        </text:list-item>
      </text:list>
      <text:p text:style-name="P1"/>
      <text:p text:style-name="P4">FUNCTIONALITY:</text:p>
      <text:list xml:id="list1306757560" text:style-name="L2">
        <text:list-item>
          <text:p text:style-name="P7">Add an update button to update all fields instead of gender buttons doing it.</text:p>
        </text:list-item>
        <text:list-item>
          <text:p text:style-name="P7">Record values of slider and inputs to local storage.</text:p>
        </text:list-item>
        <text:list-item>
          <text:p text:style-name="P7">Get records from local storage so all fields are filled and just need updating manually.</text:p>
        </text:list-item>
        <text:list-item>
          <text:p text:style-name="P9">Figure out how to keep the selected radio button checked</text:p>
        </text:list-item>
        <text:list-item>
          <text:p text:style-name="P9">update the BMI target from local storage.</text:p>
        </text:list-item>
        <text:list-item>
          <text:p text:style-name="P9">Set the backgrounds of both bmi inputs based upon the danger level.</text:p>
        </text:list-item>
        <text:list-item>
          <text:p text:style-name="P10">Set low range for protein in panel and display</text:p>
        </text:list-item>
        <text:list-item>
          <text:p text:style-name="P5">Set low range for carbs in panel and display</text:p>
        </text:list-item>
        <text:list-item>
          <text:p text:style-name="P5">Set low range for fats in panel and display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 Mono" svg:font-family="'Google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6T15:50:39.639000000</meta:creation-date>
    <dc:date>2023-07-02T10:27:51.671000000</dc:date>
    <meta:editing-duration>P5DT1H8M9S</meta:editing-duration>
    <meta:editing-cycles>10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2" meta:word-count="183" meta:character-count="913" meta:non-whitespace-character-count="772"/>
  </office:meta>
</office:document-meta>
</file>